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color="#000000"/>
    </style:style>
    <style:style style:name="P19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/>
            <text:p text:style-name="Normální"/>
            <text:p text:style-name="Normální"><text:bookmark-start text:name="Text14"/><text:bookmark-start text:name="Text2"/>K106 6/2023<text:bookmark-end text:name="Text14"/></text:p>
            <text:p text:style-name="Normální">KVOP-6983/2023<text:bookmark-end text:name="Text2"/></text:p>
            <text:p text:style-name="Normální"><text:bookmark-start text:name="Text6"/>21. 02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P<text:bookmark-end text:name="Text7"/>. S.</text:p>
            <text:p text:style-name="Normální"/>
            <text:p text:style-name="Normální"><text:bookmark-start text:name="Text10"/><text:s/></text:p>
            <text:p text:style-name="Normální"><text:bookmark-end text:name="Text10"/></text:p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S.,</text:p>
      <text:p text:style-name="Základnítext">dne<text:s/><text:span text:style-name="T18">16. února 2023</text:span><text:s/>obdržela Kancelář veřejného ochránce práv Vaši žádost o informace. Žádáte o zaslání sborníku stanovisek veřejného ochránce práv v oblasti vězenství a o sdělení, zda již vyšel další díl tohoto sborníku (případně taktéž žádáte o jeho zaslání).</text:p>
      <text:p text:style-name="Základnítext">Sborník stanovisek veřejného ochránce práv – Vězeňství II zasílám v příloze. Další díl sborníku vězeňství nevyšel<text:s/>a aktuálně se ani do budoucna neuvažuje o jeho vydání.</text:p>
      <text:p text:style-name="Základnítext">S pozdravem</text:p>
      <text:p text:style-name="Základnítext"/>
      <text:p text:style-name="Základnítext"/>
      <text:p text:style-name="P19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Normální">Sborník stanovisek veřejného ochránce práv – Vězeňství II<text:s/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BJDT*</text:span></text:p>
        <text:p text:style-name="P12"><text:span text:style-name="T13">KVOPX00DBJDT</text:span>KVOPX00DBJDT</text:p>
        <text:p text:style-name="P14"/>
      </style:header>
      <style:footer>
        <text:p text:style-name="kontakt">Kancelář veřejného ochránce práv, Údolní 39, 602 00 Brno, tel.: (+420) 542 542 111,<text:s/>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4-20T08:46:00Z</meta:creation-date>
    <dc:date>2023-04-20T08:47:00Z</dc:date>
    <meta:print-date>2023-02-21T08:11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19" meta:character-count="824" meta:row-count="5" meta:non-whitespace-character-count="706"/>
  </office:meta>
</office:document-meta>
</file>